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7.11mm" svg:y="19.85mm">
            <loext:p draw:notify-on-update-of-ranges="Sheet1.B2:Sheet1.B26 Sheet1.C1:Sheet1.C1 Sheet1.C2:Sheet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<text:s/>Milling</text:p>
          </table:table-cell>
          <table:table-cell office:value-type="string" calcext:value-type="string">
            <text:p>Plan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table:formula="of:=[.B2] * [.C2]" office:value-type="float" office:value="52.65" calcext:value-type="float">
            <text:p>52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8.4" calcext:value-type="float">
            <text:p>8.4</text:p>
          </table:table-cell>
          <table:table-cell table:formula="of:=[.B3] * [.C3]" office:value-type="float" office:value="69.72" calcext:value-type="float">
            <text:p>69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7.7" calcext:value-type="float">
            <text:p>7.7</text:p>
          </table:table-cell>
          <table:table-cell table:formula="of:=[.B4] * [.C4]" office:value-type="float" office:value="76.23" calcext:value-type="float">
            <text:p>76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table:formula="of:=[.B5] * [.C5]" office:value-type="float" office:value="108.12" calcext:value-type="float">
            <text:p>108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table:formula="of:=[.B6] * [.C6]" office:value-type="float" office:value="111.87" calcext:value-type="float">
            <text:p>111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" calcext:value-type="float">
            <text:p>12.3</text:p>
          </table:table-cell>
          <table:table-cell office:value-type="float" office:value="10.6" calcext:value-type="float">
            <text:p>10.6</text:p>
          </table:table-cell>
          <table:table-cell table:formula="of:=[.B7] * [.C7]" office:value-type="float" office:value="130.38" calcext:value-type="float">
            <text:p>130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.6</text:p>
          </table:table-cell>
          <table:table-cell office:value-type="float" office:value="9.9" calcext:value-type="float">
            <text:p>9.9</text:p>
          </table:table-cell>
          <table:table-cell table:formula="of:=[.B8] * [.C8]" office:value-type="float" office:value="124.74" calcext:value-type="float">
            <text:p>124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float" office:value="10.7" calcext:value-type="float">
            <text:p>10.7</text:p>
          </table:table-cell>
          <table:table-cell table:formula="of:=[.B9] * [.C9]" office:value-type="float" office:value="142.31" calcext:value-type="float">
            <text:p>142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7" calcext:value-type="float">
            <text:p>13.7</text:p>
          </table:table-cell>
          <table:table-cell office:value-type="float" office:value="12.1" calcext:value-type="float">
            <text:p>12.1</text:p>
          </table:table-cell>
          <table:table-cell table:formula="of:=[.B10] * [.C10]" office:value-type="float" office:value="165.77" calcext:value-type="float">
            <text:p>165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table:formula="of:=[.B11] * [.C11]" office:value-type="float" office:value="188.76" calcext:value-type="float">
            <text:p>188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.5</text:p>
          </table:table-cell>
          <table:table-cell table:formula="of:=[.B12] * [.C12]" office:value-type="float" office:value="172.5" calcext:value-type="float">
            <text:p>17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.5</text:p>
          </table:table-cell>
          <table:table-cell office:value-type="float" office:value="10.1" calcext:value-type="float">
            <text:p>10.1</text:p>
          </table:table-cell>
          <table:table-cell table:formula="of:=[.B13] * [.C13]" office:value-type="float" office:value="166.65" calcext:value-type="float">
            <text:p>166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table:formula="of:=[.B14] * [.C14]"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office:value-type="float" office:value="13.7" calcext:value-type="float">
            <text:p>13.7</text:p>
          </table:table-cell>
          <table:table-cell table:formula="of:=[.B15] * [.C15]" office:value-type="float" office:value="242.49" calcext:value-type="float">
            <text:p>242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9" calcext:value-type="float">
            <text:p>18.9</text:p>
          </table:table-cell>
          <table:table-cell office:value-type="float" office:value="14.1" calcext:value-type="float">
            <text:p>14.1</text:p>
          </table:table-cell>
          <table:table-cell table:formula="of:=[.B16] * [.C16]" office:value-type="float" office:value="266.49" calcext:value-type="float">
            <text:p>266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table:formula="of:=[.B17] * [.C17]" office:value-type="float" office:value="253.5" calcext:value-type="float">
            <text:p>253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.4</text:p>
          </table:table-cell>
          <table:table-cell office:value-type="float" office:value="13.9" calcext:value-type="float">
            <text:p>13.9</text:p>
          </table:table-cell>
          <table:table-cell table:formula="of:=[.B18] * [.C18]" office:value-type="float" office:value="283.56" calcext:value-type="float">
            <text:p>283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19] * [.C19]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4.2" calcext:value-type="float">
            <text:p>14.2</text:p>
          </table:table-cell>
          <table:table-cell table:formula="of:=[.B20] * [.C20]" office:value-type="float" office:value="301.04" calcext:value-type="float">
            <text:p>301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6" calcext:value-type="float">
            <text:p>24.6</text:p>
          </table:table-cell>
          <table:table-cell office:value-type="float" office:value="16.6" calcext:value-type="float">
            <text:p>16.6</text:p>
          </table:table-cell>
          <table:table-cell table:formula="of:=[.B21] * [.C21]" office:value-type="float" office:value="408.36" calcext:value-type="float">
            <text:p>408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2" calcext:value-type="float">
            <text:p>25.2</text:p>
          </table:table-cell>
          <table:table-cell office:value-type="float" office:value="16.9" calcext:value-type="float">
            <text:p>16.9</text:p>
          </table:table-cell>
          <table:table-cell table:formula="of:=[.B22] * [.C22]" office:value-type="float" office:value="425.88" calcext:value-type="float">
            <text:p>425.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2" calcext:value-type="float">
            <text:p>26.2</text:p>
          </table:table-cell>
          <table:table-cell office:value-type="float" office:value="16" calcext:value-type="float">
            <text:p>16</text:p>
          </table:table-cell>
          <table:table-cell table:formula="of:=[.B23] * [.C23]" office:value-type="float" office:value="419.2" calcext:value-type="float">
            <text:p>41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4" calcext:value-type="float">
            <text:p>28.4</text:p>
          </table:table-cell>
          <table:table-cell office:value-type="float" office:value="19.1" calcext:value-type="float">
            <text:p>19.1</text:p>
          </table:table-cell>
          <table:table-cell table:formula="of:=[.B24] * [.C24]" office:value-type="float" office:value="542.44" calcext:value-type="float">
            <text:p>542.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5" calcext:value-type="float">
            <text:p>28.5</text:p>
          </table:table-cell>
          <table:table-cell office:value-type="float" office:value="21.2" calcext:value-type="float">
            <text:p>21.2</text:p>
          </table:table-cell>
          <table:table-cell table:formula="of:=[.B25] * [.C25]" office:value-type="float" office:value="604.2" calcext:value-type="float">
            <text:p>604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.4" calcext:value-type="float">
            <text:p>30.4</text:p>
          </table:table-cell>
          <table:table-cell office:value-type="float" office:value="18.9" calcext:value-type="float">
            <text:p>18.9</text:p>
          </table:table-cell>
          <table:table-cell table:formula="of:=[.B26] * [.C26]" office:value-type="float" office:value="574.56" calcext:value-type="float">
            <text:p>574.56</text:p>
          </table:table-cell>
        </table:table-row>
        <table:table-row table:style-name="ro1">
          <table:table-cell/>
          <table:table-cell table:formula="of:=AVERAGE([.B2:.B26])" office:value-type="float" office:value="17.732" calcext:value-type="float">
            <text:p>17.732</text:p>
          </table:table-cell>
          <table:table-cell table:formula="of:=AVERAGE([.C2:.C26])" office:value-type="float" office:value="13.06" calcext:value-type="float">
            <text:p>13.06</text:p>
          </table:table-cell>
          <table:table-cell table:formula="of:=AVERAGE([.D2:.D26])" office:value-type="float" office:value="253.5168" calcext:value-type="float">
            <text:p>253.5168</text:p>
          </table:table-cell>
        </table:table-row>
        <table:table-row table:style-name="ro1">
          <table:table-cell/>
          <table:table-cell table:formula="of:=STDEV([.B2:.B26])" office:value-type="float" office:value="6.71110522442715" calcext:value-type="float">
            <text:p>6.7111052244</text:p>
          </table:table-cell>
          <table:table-cell table:formula="of:=STDEV([.C2:.C26])" office:value-type="float" office:value="3.56148377318593" calcext:value-type="float">
            <text:p>3.561483773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C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00-00-00</text:date>, <text:time style:data-style-name="N2" text:time-value="09:49:26.201675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9:36:16.218973631</meta:creation-date>
    <dc:date>2015-11-29T10:19:14.845561345</dc:date>
    <meta:editing-duration>PT20M11S</meta:editing-duration>
    <meta:editing-cycles>3</meta:editing-cycles>
    <meta:generator>LibreOffice/5.0.3.2$Linux_X86_64 LibreOffice_project/00m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illing Vs Planing Time</text:p>
        </chart:title>
        <chart:plot-area chart:style-name="ch3" table:cell-range-address="Sheet1.B2:Sheet1.C26 Sheet1.C1:Sheet1.C1" chart:data-source-has-labels="row" svg:x="1.331cm" svg:y="1.275cm" svg:width="14.349cm" svg:height="6.564cm">
          <chartooo:coordinate-region svg:x="1.952cm" svg:y="1.474cm" svg:width="13.542cm" svg:height="5.718cm"/>
          <chart:axis chart:dimension="x" chart:name="primary-x" chart:style-name="ch4">
            <chart:title svg:x="7.971cm" svg:y="8.019cm" chart:style-name="ch5">
              <text:p>Milling</text:p>
            </chart:title>
            <chart:grid chart:style-name="ch6" chart:class="major"/>
          </chart:axis>
          <chart:axis chart:dimension="y" chart:name="primary-y" chart:style-name="ch4">
            <chart:title svg:x="0.451cm" svg:y="5.17cm" chart:style-name="ch7">
              <text:p>Planing</text:p>
            </chart:title>
            <chart:grid chart:style-name="ch6" chart:class="major"/>
          </chart:axis>
          <chart:series chart:style-name="ch8" chart:values-cell-range-address="Sheet1.C2:Sheet1.C26" chart:label-cell-address="Sheet1.C1:Sheet1.C1" chart:class="chart:scatter">
            <chart:domain table:cell-range-address="Sheet1.B2:Sheet1.B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an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">
                <text:p>6.5</text:p>
                <draw:g>
                  <svg:desc>Sheet1.B2:Sheet1.B26</svg:desc>
                </draw:g>
              </table:table-cell>
              <table:table-cell office:value-type="float" office:value="8.1">
                <text:p>8.1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">
                <text:p>8.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">
                <text:p>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">
                <text:p>10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">
                <text:p>11.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3">
                <text:p>12.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">
                <text:p>12.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3">
                <text:p>13.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">
                <text:p>13.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7">
                <text:p>17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9">
                <text:p>18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5">
                <text:p>19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4">
                <text:p>20.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2">
                <text:p>21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6">
                <text:p>24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2">
                <text:p>26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4">
                <text:p>28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5">
                <text:p>28.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4">
                <text:p>30.4</text:p>
              </table:table-cell>
              <table:table-cell office:value-type="float" office:value="18.9">
                <text:p>1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